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8939a"/>
    </style:style>
    <style:style style:name="P4" style:family="paragraph" style:parent-style-name="Standard">
      <style:text-properties style:font-name="URW Chancery L" officeooo:rsid="001f31ab" officeooo:paragraph-rsid="001f31ab"/>
    </style:style>
    <style:style style:name="P5" style:family="paragraph" style:parent-style-name="Standard">
      <style:text-properties style:font-name="URW Chancery L" officeooo:rsid="001f31ab" officeooo:paragraph-rsid="0025c3fd"/>
    </style:style>
    <style:style style:name="P6" style:family="paragraph" style:parent-style-name="Standard">
      <style:text-properties style:font-name="URW Chancery L" officeooo:rsid="0025c3fd" officeooo:paragraph-rsid="0025c3fd"/>
    </style:style>
    <style:style style:name="P7" style:family="paragraph" style:parent-style-name="Standard">
      <style:text-properties style:font-name="URW Chancery L" officeooo:rsid="0029cc26" officeooo:paragraph-rsid="0029cc26"/>
    </style:style>
    <style:style style:name="P8" style:family="paragraph" style:parent-style-name="Standard" style:list-style-name="L1">
      <style:text-properties style:font-name="URW Chancery L" officeooo:rsid="0026b2cf" officeooo:paragraph-rsid="0026b2cf"/>
    </style:style>
    <style:style style:name="P9" style:family="paragraph" style:parent-style-name="Standard" style:list-style-name="L1">
      <style:text-properties style:font-name="URW Chancery L" officeooo:rsid="0026b2cf" officeooo:paragraph-rsid="0029cc26"/>
    </style:style>
    <style:style style:name="P10" style:family="paragraph" style:parent-style-name="Standard" style:list-style-name="L1">
      <style:text-properties style:font-name="URW Chancery L" officeooo:rsid="0029cc26" officeooo:paragraph-rsid="0029cc26"/>
    </style:style>
    <style:style style:name="P11" style:family="paragraph" style:parent-style-name="Standard" style:list-style-name="L1">
      <style:text-properties style:font-name="URW Chancery L" officeooo:rsid="001f31ab" officeooo:paragraph-rsid="0026b2cf"/>
    </style:style>
    <style:style style:name="T1" style:family="text">
      <style:text-properties officeooo:rsid="0025c3f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5c3fd" style:font-size-asian="18pt" style:font-weight-asian="bold" style:font-size-complex="18pt" style:font-weight-complex="bold"/>
    </style:style>
    <style:style style:name="T4" style:family="text">
      <style:text-properties style:font-name="DejaVu Sans"/>
    </style:style>
    <style:style style:name="T5" style:family="text">
      <style:text-properties officeooo:rsid="0027d5ad"/>
    </style:style>
    <style:style style:name="T6" style:family="text">
      <style:text-properties officeooo:rsid="0029cc26"/>
    </style:style>
    <style:style style:name="T7" style:family="text">
      <style:text-properties officeooo:rsid="002a9a1b"/>
    </style:style>
    <style:style style:name="T8" style:family="text">
      <style:text-properties officeooo:rsid="002b0800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ausage</text:span><text:span text:style-name="T2"> </text:span><text:span text:style-name="T3">Stuffing</text:span></text:p>
      <text:p text:style-name="P1"/>
      <text:p text:style-name="P7"><text:span text:style-name="T7">1+</text:span> lbs.<text:tab/><text:tab/>Italian sausage, de-cased and broken into bite-sized pieces.</text:p>
      <text:p text:style-name="P3">2 <text:span text:style-name="T1">c.</text:span><text:tab/><text:tab/><text:span text:style-name="T1">Shallots, fine chop.</text:span></text:p>
      <text:p text:style-name="P1"><text:span text:style-name="T1">1 c.</text:span><text:tab/><text:tab/><text:span text:style-name="T1">Butter, unsalted.</text:span></text:p>
      <text:p text:style-name="P6">10 c.<text:tab/><text:tab/>Bread, coursely broken into 1 inch cubes.</text:p>
      <text:p text:style-name="P6">3 T<text:tab/><text:tab/>Poultry herbs.</text:p>
      <text:p text:style-name="P6">3 T.<text:tab/><text:tab/>Tarragon.</text:p>
      <text:p text:style-name="P6">3 T.<text:tab/><text:tab/>Parsley.</text:p>
      <text:p text:style-name="P6">1 t.<text:tab/><text:tab/>Pepper</text:p>
      <text:p text:style-name="P6">1 T.<text:tab/><text:tab/>Salt.</text:p>
      <text:p text:style-name="P6">3 T.<text:tab/><text:tab/>Cognac <text:span text:style-name="T8">or brandy.</text:span></text:p>
      <text:p text:style-name="P6">1 <text:span text:style-name="T5">to</text:span> 1½ c.<text:tab/>Chicken broth.</text:p>
      <text:p text:style-name="P5"/>
      <text:list text:style-name="L1">
        <text:list-item>
          <text:p text:style-name="P8">Degree Preheat oven to 325 <text:span text:style-name="T4">°.</text:span></text:p>
        </text:list-item>
        <text:list-item>
          <text:p text:style-name="P10">Brown sausage in large skillet. <text:s/>Transfer to plate with paper-towels to drain. <text:s/>Pour off grease.</text:p>
        </text:list-item>
        <text:list-item>
          <text:p text:style-name="P9"><text:span text:style-name="T6">Add butter</text:span> <text:span text:style-name="T6">and shallot to skillet</text:span>. <text:s/></text:p>
        </text:list-item>
        <text:list-item>
          <text:p text:style-name="P9"><text:span text:style-name="T6">Cook shallot in butter</text:span> until soft over medium-low heat, ~5 minutes.</text:p>
        </text:list-item>
        <text:list-item>
          <text:p text:style-name="P8">Combine bread crumbs, herbs, salt, and pepper in a large bowl and stir in butter mixture.</text:p>
        </text:list-item>
        <text:list-item>
          <text:p text:style-name="P8">Drizzle in cognac, folding to combine.</text:p>
        </text:list-item>
        <text:list-item>
          <text:p text:style-name="P8">Fold in broth (1½ cups for moist stuffing; 1 cup for drier stuffing).</text:p>
        </text:list-item>
        <text:list-item>
          <text:p text:style-name="P8">Transfer stuffing to a buttered 3-quart shallow baking dish. <text:s/>Cover with foil and bake in the middle of the oven for 30 minutes.</text:p>
        </text:list-item>
        <text:list-item>
          <text:p text:style-name="P8">Uncover and bake until top is crisp and stuffing is heated through, ~30 minutes longer.</text:p>
          <text:p text:style-name="P11"/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1-15T11:06:56.167960548</dc:date>
    <meta:editing-duration>PT1H15M11S</meta:editing-duration>
    <meta:editing-cycles>14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22" meta:word-count="180" meta:character-count="950" meta:non-whitespace-character-count="788"/>
  </office:meta>
</office:document-meta>
</file>